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Κανονικά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8.45cm" fo:min-width="61.5cm"/>
    </style:style>
    <style:style style:name="gr2" style:family="graphic" style:parent-style-name="standard">
      <style:graphic-properties draw:textarea-horizontal-align="justify" draw:textarea-vertical-align="middle" draw:auto-grow-height="false" fo:min-height="2.198cm" fo:min-width="4.398cm"/>
    </style:style>
    <style:style style:name="gr3" style:family="graphic" style:parent-style-name="standard">
      <style:graphic-properties draw:textarea-horizontal-align="justify" draw:textarea-vertical-align="middle" draw:auto-grow-height="false" fo:min-height="0.463cm" fo:min-width="0.417cm"/>
    </style:style>
    <style:style style:name="gr4" style:family="graphic" style:parent-style-name="standard">
      <style:graphic-properties draw:textarea-horizontal-align="justify" draw:textarea-vertical-align="middle" draw:auto-grow-height="false" fo:min-height="4.646cm" fo:min-width="6.092cm"/>
    </style:style>
    <style:style style:name="gr5" style:family="graphic" style:parent-style-name="standard">
      <style:graphic-properties draw:textarea-horizontal-align="justify" draw:textarea-vertical-align="middle" draw:auto-grow-height="false" fo:min-height="0.463cm" fo:min-width="0.796cm"/>
    </style:style>
    <style:style style:name="gr6" style:family="graphic" style:parent-style-name="standard">
      <style:graphic-properties draw:textarea-horizontal-align="justify" draw:textarea-vertical-align="middle" draw:auto-grow-height="false" fo:min-height="0.463cm" fo:min-width="0.60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63cm" fo:min-width="0.79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.4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.682cm"/>
    </style:style>
    <style:style style:name="gr14" style:family="graphic" style:parent-style-name="standard">
      <style:graphic-properties draw:textarea-horizontal-align="justify" draw:textarea-vertical-align="middle" draw:auto-grow-height="false" fo:min-height="0.142cm" fo:min-width="0.8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6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.176cm"/>
    </style:style>
    <style:style style:name="gr18" style:family="graphic" style:parent-style-name="standard">
      <style:graphic-properties draw:textarea-horizontal-align="justify" draw:textarea-vertical-align="middle" draw:auto-grow-height="false" fo:min-height="0.142cm" fo:min-width="1.3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2.5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.3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2.5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.218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1.406cm"/>
    </style:style>
    <style:style style:name="gr24" style:family="graphic" style:parent-style-name="standard">
      <style:graphic-properties svg:stroke-color="#ffffff" draw:textarea-horizontal-align="justify" draw:textarea-vertical-align="middle" draw:auto-grow-height="false" fo:min-height="0.02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.802cm"/>
    </style:style>
    <style:style style:name="gr26" style:family="graphic" style:parent-style-name="standard">
      <style:graphic-properties draw:textarea-horizontal-align="justify" draw:textarea-vertical-align="middle" draw:auto-grow-height="false" fo:min-height="0.282cm" fo:min-width="0.824cm"/>
    </style:style>
    <style:style style:name="gr27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.008cm"/>
    </style:style>
    <style:style style:name="gr29" style:family="graphic" style:parent-style-name="standard">
      <style:graphic-properties draw:textarea-horizontal-align="justify" draw:textarea-vertical-align="middle" draw:auto-grow-height="false" fo:min-height="1.095cm" fo:min-width="0.487cm"/>
    </style:style>
    <style:style style:name="gr30" style:family="graphic" style:parent-style-name="standard">
      <style:graphic-properties draw:textarea-horizontal-align="justify" draw:textarea-vertical-align="middle" draw:auto-grow-height="false" fo:min-height="0.109cm" fo:min-width="0.759cm"/>
    </style:style>
    <style:style style:name="gr31" style:family="graphic" style:parent-style-name="standard">
      <style:graphic-properties draw:textarea-horizontal-align="justify" draw:textarea-vertical-align="middle" draw:auto-grow-height="false" fo:min-height="0.95cm" fo:min-width="1.0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1.772cm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1.1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1.2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976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.8999996185303pt"/>
    </style:style>
    <style:style style:name="P5" style:family="paragraph">
      <loext:graphic-properties draw:fill-color="#ffffff"/>
    </style:style>
    <style:style style:name="T1" style:family="text">
      <style:text-properties fo:font-size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2cm" svg:height="38.7cm" svg:x="-18.6cm" svg:y="-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98cm" svg:height="2.448cm" svg:x="2.594cm" svg:y="12.018cm">
          <text:p text:style-name="P1"><text:span text:style-name="T1">Instruction 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0.917cm" svg:height="0.713cm" svg:x="2.595cm" svg:y="12.22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7cm" svg:height="0.713cm" svg:x="2.595cm" svg:y="13.446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0.917cm" svg:height="0.713cm" svg:x="6.574cm" svg:y="12.222cm">
          <text:p text:style-name="P1"><text:span text:style-name="T1">RD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0.917cm" svg:height="0.713cm" svg:x="6.574cm" svg:y="13.446cm">
          <text:p text:style-name="P1"><text:span text:style-name="T1">RD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592cm" svg:height="4.896cm" svg:x="9.186cm" svg:y="13.101cm">
          <text:p text:style-name="P1"><text:span text:style-name="T1">Register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917cm" svg:height="0.713cm" svg:x="9.212cm" svg:y="13.422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917cm" svg:height="0.713cm" svg:x="9.212cm" svg:y="14.364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917cm" svg:height="0.713cm" svg:x="9.186cm" svg:y="15.306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1.296cm" svg:height="0.713cm" svg:x="9.21cm" svg:y="16.246cm">
          <text:p text:style-name="P1"><text:span text:style-name="T1">GRW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4" draw:id="id24" draw:layer="layout" svg:width="1.107cm" svg:height="0.713cm" svg:x="9.209cm" svg:y="17.094cm">
          <text:p text:style-name="P1"><text:span text:style-name="T1">SW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27cm" svg:height="0.711cm" draw:transform="skewX (-0.114842664781227) rotate (0.725882435904442) translate (10.258cm 13.06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2" draw:layer="layout" svg:width="1.295cm" svg:height="0.713cm" svg:x="11.753cm" svg:y="13.099cm">
          <text:p text:style-name="P1"><text:span text:style-name="T1">GRW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96cm" svg:height="0.713cm" svg:x="13.354cm" svg:y="13.099cm">
          <text:p text:style-name="P1"><text:span text:style-name="T1">SW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917cm" svg:height="0.713cm" svg:x="14.86cm" svg:y="13.382cm">
          <text:p text:style-name="P1"><text:span text:style-name="T1">RD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917cm" svg:height="0.713cm" svg:x="14.86cm" svg:y="14.552cm">
          <text:p text:style-name="P1"><text:span text:style-name="T1">RD2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91cm" svg:y1="13.802cm" svg:x2="9.212cm" svg:y2="14.72cm" draw:start-shape="id1" draw:start-glue-point="1" draw:end-shape="id2" draw:end-glue-point="3" svg:d="M7491 13802h860v918h861" svg:viewBox="0 0 1722 919">
          <text:p/>
        </draw:connector>
        <draw:connector draw:style-name="gr9" draw:text-style-name="P1" draw:layer="layout" svg:x1="7.491cm" svg:y1="13.802cm" svg:x2="9.186cm" svg:y2="15.662cm" draw:start-shape="id1" draw:start-glue-point="1" draw:end-shape="id3" draw:end-glue-point="3" svg:d="M7491 13802h847v1860h848" svg:viewBox="0 0 1696 1861">
          <text:p/>
        </draw:connector>
        <draw:connector draw:style-name="gr9" draw:text-style-name="P1" draw:layer="layout" svg:x1="7.491cm" svg:y1="13.802cm" svg:x2="9.212cm" svg:y2="13.778cm" draw:start-shape="id1" draw:start-glue-point="1" draw:end-shape="id4" draw:end-glue-point="3" svg:d="M7491 13802h860v-24h861" svg:viewBox="0 0 1722 25">
          <text:p/>
        </draw:connector>
        <draw:line draw:style-name="gr10" draw:text-style-name="P3" draw:layer="layout" svg:x1="8.057cm" svg:y1="13.525cm" svg:x2="7.68cm" svg:y2="14.09cm">
          <text:p/>
        </draw:line>
        <draw:frame draw:style-name="gr11" draw:text-style-name="P4" draw:layer="layout" svg:width="0.966cm" svg:height="1.349cm" svg:x="7.366cm" svg:y="14.077cm">
          <draw:text-box>
            <text:p><text:span text:style-name="T1">16</text:span></text:p>
          </draw:text-box>
        </draw:frame>
        <draw:frame draw:style-name="gr12" draw:text-style-name="P4" draw:layer="layout" svg:width="1.088cm" svg:height="1.775cm" svg:x="8.209cm" svg:y="13.195cm">
          <draw:text-box>
            <text:p><text:span text:style-name="T1">9:5</text:span></text:p>
          </draw:text-box>
        </draw:frame>
        <draw:frame draw:style-name="gr12" draw:text-style-name="P4" draw:layer="layout" svg:width="1.065cm" svg:height="1.775cm" svg:x="8.231cm" svg:y="14.173cm">
          <draw:text-box>
            <text:p><text:span text:style-name="T1">4:0</text:span></text:p>
          </draw:text-box>
        </draw:frame>
        <draw:frame draw:style-name="gr12" draw:text-style-name="P4" draw:layer="layout" svg:width="1.201cm" svg:height="1.775cm" svg:x="8.196cm" svg:y="15.113cm">
          <draw:text-box>
            <text:p><text:span text:style-name="T1">4:0</text:span></text:p>
          </draw:text-box>
        </draw:frame>
        <draw:line draw:style-name="gr10" draw:text-style-name="P3" draw:layer="layout" svg:x1="8.057cm" svg:y1="13.525cm" svg:x2="7.68cm" svg:y2="14.09cm">
          <text:p/>
        </draw:line>
        <draw:line draw:style-name="gr10" draw:text-style-name="P3" draw:layer="layout" svg:x1="10.786cm" svg:y1="12.583cm" svg:x2="10.786cm" svg:y2="13.1cm">
          <text:p/>
        </draw:line>
        <draw:frame draw:style-name="gr13" draw:text-style-name="P4" draw:layer="layout" svg:width="1.374cm" svg:height="1.775cm" svg:x="10.224cm" svg:y="12.112cm">
          <draw:text-box>
            <text:p><text:span text:style-name="T1">CLK</text:span></text:p>
          </draw:text-box>
        </draw:frame>
        <draw:custom-shape draw:style-name="gr14" draw:text-style-name="P1" xml:id="id9" draw:id="id9" draw:layer="layout" svg:width="2.445cm" svg:height="0.7cm" draw:transform="rotate (1.5707963267949) translate (17.054cm 16.8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4.898cm" svg:height="2.448cm" svg:x="18.792cm" svg:y="13.1cm">
          <text:p text:style-name="P1"><text:span text:style-name="T1">Data 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917cm" svg:height="0.713cm" svg:x="18.791cm" svg:y="13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917cm" svg:height="0.713cm" svg:x="18.791cm" svg:y="14.528cm">
          <text:p text:style-name="P1"><text:span text:style-name="T1">W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917cm" svg:height="0.713cm" svg:x="22.768cm" svg:y="13.304cm">
          <text:p text:style-name="P1"><text:span text:style-name="T1">RD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777cm" svg:y1="13.738cm" svg:x2="18.791cm" svg:y2="13.66cm" draw:start-shape="id5" draw:start-glue-point="1" draw:end-shape="id6" draw:end-glue-point="3" svg:d="M15777 13738h1506v-78h1508" svg:viewBox="0 0 3015 79">
          <text:p/>
        </draw:connector>
        <draw:custom-shape draw:style-name="gr7" draw:text-style-name="P1" draw:layer="layout" svg:width="0.727cm" svg:height="0.711cm" draw:transform="skewX (-0.114842664781227) rotate (0.725882435904442) translate (19.768cm 13.11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20.298cm" svg:y1="12.583cm" svg:x2="20.298cm" svg:y2="13.1cm">
          <text:p/>
        </draw:line>
        <draw:frame draw:style-name="gr15" draw:text-style-name="P4" draw:layer="layout" svg:width="1.462cm" svg:height="1.349cm" svg:x="19.632cm" svg:y="12.115cm">
          <draw:text-box>
            <text:p><text:span text:style-name="T1">CLK</text:span></text:p>
          </draw:text-box>
        </draw:frame>
        <draw:custom-shape draw:style-name="gr5" draw:text-style-name="P2" draw:layer="layout" svg:width="1.296cm" svg:height="0.713cm" svg:x="21.262cm" svg:y="13.099cm">
          <text:p text:style-name="P1"><text:span text:style-name="T1">MWE</text:span></text:p>
          <draw:enhanced-geometry svg:viewBox="0 0 21600 21600" draw:type="rectangle" draw:enhanced-path="M 0 0 L 21600 0 21600 21600 0 21600 0 0 Z N"/>
        </draw:custom-shape>
        <draw:frame draw:style-name="gr16" draw:text-style-name="P4" xml:id="id7" draw:id="id7" draw:layer="layout" svg:width="0.676cm" svg:height="0.927cm" svg:x="17.096cm" svg:y="14.905cm">
          <draw:text-box>
            <text:p><text:span text:style-name="T1">0</text:span></text:p>
          </draw:text-box>
        </draw:frame>
        <draw:frame draw:style-name="gr17" draw:text-style-name="P4" xml:id="id40" draw:id="id40" draw:layer="layout" svg:width="0.676cm" svg:height="0.927cm" svg:x="17.096cm" svg:y="15.657cm">
          <draw:text-box>
            <text:p><text:span text:style-name="T1">1</text:span></text:p>
          </draw:text-box>
        </draw:frame>
        <draw:connector draw:style-name="gr9" draw:text-style-name="P1" draw:layer="layout" svg:x1="17.096cm" svg:y1="15.368cm" svg:x2="15.777cm" svg:y2="14.908cm" draw:start-shape="id7" draw:start-glue-point="3" draw:end-shape="id8" draw:end-glue-point="1" svg:d="M17096 15368h-659v-460h-660" svg:viewBox="0 0 1320 461">
          <text:p/>
        </draw:connector>
        <draw:connector draw:style-name="gr9" draw:text-style-name="P1" draw:layer="layout" svg:x1="17.754cm" svg:y1="15.646cm" svg:x2="18.791cm" svg:y2="14.884cm" draw:start-shape="id9" draw:start-glue-point="5" draw:end-shape="id10" draw:end-glue-point="3" svg:d="M17754 15646h519v-762h518" svg:viewBox="0 0 1038 763">
          <text:p/>
        </draw:connector>
        <draw:custom-shape draw:style-name="gr18" draw:text-style-name="P1" xml:id="id14" draw:id="id14" draw:layer="layout" svg:width="3.386cm" svg:height="0.7cm" draw:transform="rotate (1.5707963267949) translate (25.004cm 16.3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xml:id="id12" draw:id="id12" draw:layer="layout" svg:width="0.676cm" svg:height="0.927cm" svg:x="25.006cm" svg:y="13.571cm">
          <draw:text-box>
            <text:p><text:span text:style-name="T1">0</text:span></text:p>
          </draw:text-box>
        </draw:frame>
        <draw:frame draw:style-name="gr16" draw:text-style-name="P4" xml:id="id22" draw:id="id22" draw:layer="layout" svg:width="0.676cm" svg:height="0.927cm" svg:x="25.006cm" svg:y="14.137cm">
          <draw:text-box>
            <text:p><text:span text:style-name="T1">1</text:span></text:p>
          </draw:text-box>
        </draw:frame>
        <draw:frame draw:style-name="gr16" draw:text-style-name="P4" xml:id="id16" draw:id="id16" draw:layer="layout" svg:width="0.676cm" svg:height="0.927cm" svg:x="25.006cm" svg:y="14.607cm">
          <draw:text-box>
            <text:p><text:span text:style-name="T1">2</text:span></text:p>
          </draw:text-box>
        </draw:frame>
        <draw:frame draw:style-name="gr16" draw:text-style-name="P4" xml:id="id23" draw:id="id23" draw:layer="layout" svg:width="0.676cm" svg:height="0.927cm" svg:x="25.006cm" svg:y="15.173cm">
          <draw:text-box>
            <text:p><text:span text:style-name="T1">3</text:span></text:p>
          </draw:text-box>
        </draw:frame>
        <draw:connector draw:style-name="gr9" draw:text-style-name="P1" draw:layer="layout" svg:x1="23.685cm" svg:y1="13.66cm" svg:x2="25.006cm" svg:y2="14.034cm" draw:start-shape="id11" draw:start-glue-point="1" draw:end-shape="id12" draw:end-glue-point="3" svg:d="M23685 13660h661v374h660" svg:viewBox="0 0 1322 375">
          <text:p/>
        </draw:connector>
        <draw:connector draw:style-name="gr9" draw:text-style-name="P1" draw:layer="layout" draw:line-skew="0cm 0.932cm 0.188cm" svg:x1="9.21cm" svg:y1="16.602cm" svg:x2="25.704cm" svg:y2="14.608cm" draw:start-shape="id13" draw:start-glue-point="3" draw:end-shape="id14" draw:end-glue-point="5" svg:d="M9210 16602h-501v1789h17685v-3783h-690" svg:viewBox="0 0 17686 3784">
          <text:p/>
        </draw:connector>
        <draw:line draw:style-name="gr10" draw:text-style-name="P3" xml:id="id15" draw:id="id15" draw:layer="layout" svg:x1="16.344cm" svg:y1="13.74cm" svg:x2="16.344cm" svg:y2="11.594cm">
          <text:p/>
        </draw:line>
        <draw:connector draw:style-name="gr9" draw:text-style-name="P1" draw:layer="layout" draw:line-skew="3.921cm" svg:x1="16.344cm" svg:y1="11.594cm" svg:x2="25.006cm" svg:y2="15.07cm" draw:start-shape="id15" draw:start-glue-point="0" draw:end-shape="id16" draw:end-glue-point="3" svg:d="M16344 11594h8253v3476h409" svg:viewBox="0 0 8663 3477">
          <text:p/>
        </draw:connector>
        <draw:line draw:style-name="gr10" draw:text-style-name="P3" draw:layer="layout" svg:x1="25.381cm" svg:y1="12.594cm" svg:x2="25.381cm" svg:y2="13.383cm">
          <text:p/>
        </draw:line>
        <draw:frame draw:style-name="gr19" draw:text-style-name="P4" draw:layer="layout" svg:width="3.366cm" svg:height="1.349cm" svg:x="24.428cm" svg:y="11.993cm">
          <draw:text-box>
            <text:p><text:span text:style-name="T1">GenRegResSel</text:span></text:p>
          </draw:text-box>
        </draw:frame>
        <draw:line draw:style-name="gr10" draw:text-style-name="P3" draw:layer="layout" svg:x1="17.395cm" svg:y1="14.193cm" svg:x2="17.395cm" svg:y2="14.758cm">
          <text:p/>
        </draw:line>
        <draw:frame draw:style-name="gr19" draw:text-style-name="P4" draw:layer="layout" svg:width="1.966cm" svg:height="1.349cm" svg:x="16.43cm" svg:y="13.663cm">
          <draw:text-box>
            <text:p><text:span text:style-name="T1">WDCon</text:span></text:p>
          </draw:text-box>
        </draw:frame>
        <draw:frame draw:style-name="gr11" draw:text-style-name="P4" draw:layer="layout" svg:width="0.966cm" svg:height="1.349cm" svg:x="25.53cm" svg:y="14.807cm">
          <draw:text-box>
            <text:p><text:span text:style-name="T1">16</text:span></text:p>
          </draw:text-box>
        </draw:frame>
        <draw:line draw:style-name="gr10" draw:text-style-name="P3" draw:layer="layout" svg:x1="26.221cm" svg:y1="14.253cm" svg:x2="25.844cm" svg:y2="14.818cm">
          <text:p/>
        </draw:line>
        <draw:line draw:style-name="gr10" draw:text-style-name="P3" draw:layer="layout" svg:x1="25.595cm" svg:y1="12.594cm" svg:x2="25.245cm" svg:y2="13.12cm">
          <text:p/>
        </draw:line>
        <draw:frame draw:style-name="gr20" draw:text-style-name="P4" draw:layer="layout" svg:width="0.966cm" svg:height="0.927cm" svg:x="25.331cm" svg:y="12.507cm">
          <draw:text-box>
            <text:p><text:span text:style-name="T1">2</text:span></text:p>
          </draw:text-box>
        </draw:frame>
        <draw:custom-shape draw:style-name="gr18" draw:text-style-name="P1" draw:layer="layout" svg:width="3.386cm" svg:height="0.7cm" draw:transform="rotate (1.5707963267949) translate (18.606cm 10.70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xml:id="id17" draw:id="id17" draw:layer="layout" svg:width="0.676cm" svg:height="0.927cm" svg:x="18.606cm" svg:y="7.969cm">
          <draw:text-box>
            <text:p><text:span text:style-name="T1">0</text:span></text:p>
          </draw:text-box>
        </draw:frame>
        <draw:frame draw:style-name="gr16" draw:text-style-name="P4" xml:id="id19" draw:id="id19" draw:layer="layout" svg:width="0.676cm" svg:height="0.927cm" svg:x="18.606cm" svg:y="8.537cm">
          <draw:text-box>
            <text:p><text:span text:style-name="T1">1</text:span></text:p>
          </draw:text-box>
        </draw:frame>
        <draw:frame draw:style-name="gr16" draw:text-style-name="P4" xml:id="id20" draw:id="id20" draw:layer="layout" svg:width="0.676cm" svg:height="0.927cm" svg:x="18.606cm" svg:y="9.005cm">
          <draw:text-box>
            <text:p><text:span text:style-name="T1">2</text:span></text:p>
          </draw:text-box>
        </draw:frame>
        <draw:frame draw:style-name="gr16" draw:text-style-name="P4" draw:layer="layout" svg:width="0.676cm" svg:height="0.927cm" svg:x="18.606cm" svg:y="9.571cm">
          <draw:text-box>
            <text:p><text:span text:style-name="T1">3</text:span></text:p>
          </draw:text-box>
        </draw:frame>
        <draw:line draw:style-name="gr10" draw:text-style-name="P3" draw:layer="layout" svg:x1="18.983cm" svg:y1="6.994cm" svg:x2="18.983cm" svg:y2="7.783cm">
          <text:p/>
        </draw:line>
        <draw:frame draw:style-name="gr21" draw:text-style-name="P4" draw:layer="layout" svg:width="3.366cm" svg:height="0.927cm" svg:x="18.029cm" svg:y="6.393cm">
          <draw:text-box>
            <text:p><text:span text:style-name="T1">ALUSrc2</text:span></text:p>
          </draw:text-box>
        </draw:frame>
        <draw:frame draw:style-name="gr11" draw:text-style-name="P4" draw:layer="layout" svg:width="0.966cm" svg:height="1.349cm" svg:x="19.13cm" svg:y="9.205cm">
          <draw:text-box>
            <text:p><text:span text:style-name="T1">16</text:span></text:p>
          </draw:text-box>
        </draw:frame>
        <draw:line draw:style-name="gr10" draw:text-style-name="P3" draw:layer="layout" svg:x1="19.823cm" svg:y1="8.655cm" svg:x2="19.446cm" svg:y2="9.22cm">
          <text:p/>
        </draw:line>
        <draw:line draw:style-name="gr10" draw:text-style-name="P3" draw:layer="layout" svg:x1="19.195cm" svg:y1="6.994cm" svg:x2="18.845cm" svg:y2="7.52cm">
          <text:p/>
        </draw:line>
        <draw:frame draw:style-name="gr20" draw:text-style-name="P4" draw:layer="layout" svg:width="0.966cm" svg:height="0.927cm" svg:x="18.931cm" svg:y="6.905cm">
          <draw:text-box>
            <text:p><text:span text:style-name="T1">2</text:span></text:p>
          </draw:text-box>
        </draw:frame>
        <draw:connector draw:style-name="gr9" draw:text-style-name="P1" draw:layer="layout" svg:x1="18.606cm" svg:y1="8.432cm" svg:x2="18.151cm" svg:y2="15.636cm" draw:start-shape="id17" draw:start-glue-point="3" svg:d="M18606 8432h-500v7204h45" svg:viewBox="0 0 501 7205">
          <text:p/>
        </draw:connector>
        <draw:connector draw:style-name="gr9" draw:text-style-name="P1" draw:layer="layout" draw:line-skew="-5.054cm" svg:x1="7.491cm" svg:y1="12.578cm" svg:x2="18.606cm" svg:y2="9cm" draw:start-shape="id18" draw:start-glue-point="1" draw:end-shape="id19" draw:end-glue-point="3" svg:d="M7491 12578h504v-3578h10611" svg:viewBox="0 0 11116 3579">
          <text:p/>
        </draw:connector>
        <draw:connector draw:style-name="gr9" draw:text-style-name="P1" draw:layer="layout" svg:x1="18.606cm" svg:y1="9.468cm" svg:x2="17.395cm" svg:y2="9.352cm" draw:start-shape="id20" draw:start-glue-point="3" svg:d="M18606 9468h-855v-116h-356" svg:viewBox="0 0 1212 117">
          <text:p/>
        </draw:connector>
        <draw:frame draw:style-name="gr22" draw:text-style-name="P4" draw:layer="layout" svg:width="0.718cm" svg:height="0.927cm" svg:x="16.8cm" svg:y="8.993cm">
          <draw:text-box>
            <text:p><text:span text:style-name="T1">1</text:span></text:p>
          </draw:text-box>
        </draw:frame>
        <draw:custom-shape draw:style-name="gr23" draw:text-style-name="P1" draw:layer="layout" svg:width="3.402cm" svg:height="1.36cm" draw:transform="rotate (1.57673044625168) translate (21.351cm 9.50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" draw:layer="layout" svg:width="0.849cm" svg:height="0.849cm" draw:transform="skewX (0.0012217304763961) rotate (2.35828888529474) translate (21.262cm 8.40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21.331cm" svg:y1="7.29cm" svg:x2="21.864cm" svg:y2="7.8cm">
          <text:p/>
        </draw:line>
        <draw:line draw:style-name="gr10" draw:text-style-name="P3" draw:layer="layout" svg:x1="21.331cm" svg:y1="8.308cm" svg:x2="21.864cm" svg:y2="7.798cm">
          <text:p/>
        </draw:line>
        <draw:line draw:style-name="gr10" draw:text-style-name="P3" draw:layer="layout" svg:x1="21.349cm" svg:y1="8.894cm" svg:x2="19.307cm" svg:y2="8.894cm">
          <text:p/>
        </draw:line>
        <draw:line draw:style-name="gr10" draw:text-style-name="P3" draw:layer="layout" svg:x1="16.344cm" svg:y1="13.74cm" svg:x2="16.344cm" svg:y2="5.694cm">
          <text:p/>
        </draw:line>
        <draw:line draw:style-name="gr10" draw:text-style-name="P3" draw:layer="layout" svg:x1="16.344cm" svg:y1="5.694cm" svg:x2="20.397cm" svg:y2="5.694cm">
          <text:p/>
        </draw:line>
        <draw:line draw:style-name="gr10" draw:text-style-name="P3" draw:layer="layout" svg:x1="20.395cm" svg:y1="5.694cm" svg:x2="20.395cm" svg:y2="6.694cm">
          <text:p/>
        </draw:line>
        <draw:line draw:style-name="gr10" draw:text-style-name="P3" draw:layer="layout" svg:x1="20.395cm" svg:y1="6.694cm" svg:x2="21.329cm" svg:y2="6.694cm">
          <text:p/>
        </draw:line>
        <draw:line draw:style-name="gr10" draw:text-style-name="P3" draw:layer="layout" svg:x1="22.709cm" svg:y1="7.093cm" svg:x2="23.594cm" svg:y2="7.093cm">
          <text:p/>
        </draw:line>
        <draw:line draw:style-name="gr10" draw:text-style-name="P3" draw:layer="layout" svg:x1="21.995cm" svg:y1="6.494cm" svg:x2="21.995cm" svg:y2="5.494cm">
          <text:p/>
        </draw:line>
        <draw:frame draw:style-name="gr20" draw:text-style-name="P4" draw:layer="layout" svg:width="0.966cm" svg:height="0.927cm" svg:x="18.933cm" svg:y="6.909cm">
          <draw:text-box>
            <text:p><text:span text:style-name="T1">2</text:span></text:p>
          </draw:text-box>
        </draw:frame>
        <draw:frame draw:style-name="gr19" draw:text-style-name="P4" draw:layer="layout" svg:width="2.066cm" svg:height="1.349cm" svg:x="20.929cm" svg:y="4.995cm">
          <draw:text-box>
            <text:p><text:span text:style-name="T1">ALUCon</text:span></text:p>
          </draw:text-box>
        </draw:frame>
        <draw:frame draw:style-name="gr25" draw:text-style-name="P4" draw:layer="layout" svg:width="1.304cm" svg:height="1.775cm" svg:x="22.495cm" svg:y="6.593cm">
          <draw:text-box>
            <text:p><text:span text:style-name="T1">Zero</text:span></text:p>
          </draw:text-box>
        </draw:frame>
        <draw:line draw:style-name="gr10" draw:text-style-name="P3" draw:layer="layout" svg:x1="22.195cm" svg:y1="5.694cm" svg:x2="21.845cm" svg:y2="6.22cm">
          <text:p/>
        </draw:line>
        <draw:frame draw:style-name="gr20" draw:text-style-name="P4" draw:layer="layout" svg:width="0.966cm" svg:height="0.927cm" svg:x="22.034cm" svg:y="5.609cm">
          <draw:text-box>
            <text:p><text:span text:style-name="T1">2</text:span></text:p>
          </draw:text-box>
        </draw:frame>
        <draw:line draw:style-name="gr10" draw:text-style-name="P3" xml:id="id21" draw:id="id21" draw:layer="layout" svg:x1="22.709cm" svg:y1="7.694cm" svg:x2="23.994cm" svg:y2="7.694cm">
          <text:p/>
        </draw:line>
        <draw:connector draw:style-name="gr9" draw:text-style-name="P1" draw:layer="layout" svg:x1="23.994cm" svg:y1="7.694cm" svg:x2="25.006cm" svg:y2="14.6cm" draw:start-shape="id21" draw:start-glue-point="1" draw:end-shape="id22" draw:end-glue-point="3" svg:d="M23994 7694h507v6906h505" svg:viewBox="0 0 1013 6907">
          <text:p/>
        </draw:connector>
        <draw:connector draw:style-name="gr9" draw:text-style-name="P1" draw:layer="layout" draw:line-skew="7.745cm" svg:x1="25.006cm" svg:y1="15.636cm" svg:x2="7.999cm" svg:y2="11.332cm" draw:start-shape="id23" draw:start-glue-point="3" svg:d="M25006 15636h-1008v-4304h-15999" svg:viewBox="0 0 17008 4305">
          <text:p/>
        </draw:connector>
        <draw:line draw:style-name="gr10" draw:text-style-name="P3" xml:id="id25" draw:id="id25" draw:layer="layout" svg:x1="22.709cm" svg:y1="7.694cm" svg:x2="27.794cm" svg:y2="7.694cm">
          <text:p/>
        </draw:line>
        <draw:connector draw:style-name="gr9" draw:text-style-name="P1" draw:layer="layout" draw:line-skew="0cm 6.7cm" svg:x1="9.209cm" svg:y1="17.45cm" svg:x2="27.794cm" svg:y2="7.694cm" draw:start-shape="id24" draw:start-glue-point="3" draw:end-shape="id25" draw:end-glue-point="1" svg:d="M9209 17450h-502v1644h19087v-11400" svg:viewBox="0 0 19088 11401">
          <text:p/>
        </draw:connector>
        <draw:custom-shape draw:style-name="gr26" draw:text-style-name="P1" xml:id="id26" draw:id="id26" draw:layer="layout" svg:width="2.364cm" svg:height="0.948cm" draw:transform="skewX (-0.0010471975511966) rotate (1.57673044625168) translate (1.35cm 12.5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" draw:layer="layout" svg:width="0.591cm" svg:height="0.593cm" draw:transform="skewX (-0.00174532925199433) rotate (2.35828888529474) translate (1.287cm 11.8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1.336cm" svg:y1="11.025cm" svg:x2="1.707cm" svg:y2="11.38cm">
          <text:p/>
        </draw:line>
        <draw:line draw:style-name="gr10" draw:text-style-name="P3" draw:layer="layout" svg:x1="1.336cm" svg:y1="11.736cm" svg:x2="1.707cm" svg:y2="11.381cm">
          <text:p/>
        </draw:line>
        <draw:frame draw:style-name="gr28" draw:text-style-name="P4" draw:layer="layout" svg:width="0.509cm" svg:height="0.927cm" svg:x="1.692cm" svg:y="11.075cm">
          <draw:text-box>
            <text:p><text:span text:style-name="T1">+</text:span></text:p>
          </draw:text-box>
        </draw:frame>
        <draw:custom-shape draw:style-name="gr29" draw:text-style-name="P1" xml:id="id39" draw:id="id39" draw:layer="layout" svg:width="0.987cm" svg:height="1.345cm" svg:x="-0.794cm" svg:y="13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9cm" svg:height="0.635cm" draw:transform="skewX (-0.114493598930828) rotate (0.725882435904442) translate (-0.771cm 13.06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0.186cm" svg:y1="13.797cm" svg:x2="2.598cm" svg:y2="13.797cm">
          <text:p/>
        </draw:line>
        <draw:line draw:style-name="gr10" draw:text-style-name="P3" draw:layer="layout" svg:x1="1.158cm" svg:y1="13.794cm" svg:x2="1.196cm" svg:y2="10.594cm">
          <text:p/>
        </draw:line>
        <draw:line draw:style-name="gr10" draw:text-style-name="P3" draw:layer="layout" svg:x1="1.196cm" svg:y1="10.594cm" svg:x2="1.336cm" svg:y2="10.594cm">
          <text:p/>
        </draw:line>
        <draw:connector draw:style-name="gr9" draw:text-style-name="P1" draw:layer="layout" svg:x1="2.291cm" svg:y1="11.378cm" svg:x2="2.595cm" svg:y2="12.578cm" draw:start-shape="id26" draw:start-glue-point="5" draw:end-shape="id27" draw:end-glue-point="3" svg:d="M2291 11378h154v1200h150" svg:viewBox="0 0 305 1201">
          <text:p/>
        </draw:connector>
        <draw:line draw:style-name="gr10" draw:text-style-name="P3" draw:layer="layout" svg:x1="1.336cm" svg:y1="12.194cm" svg:x2="0.796cm" svg:y2="12.194cm">
          <text:p/>
        </draw:line>
        <draw:frame draw:style-name="gr22" draw:text-style-name="P4" draw:layer="layout" svg:width="0.718cm" svg:height="0.927cm" svg:x="0.28cm" svg:y="11.911cm">
          <draw:text-box>
            <text:p><text:span text:style-name="T1">1</text:span></text:p>
          </draw:text-box>
        </draw:frame>
        <draw:line draw:style-name="gr10" draw:text-style-name="P3" draw:layer="layout" svg:x1="2.395cm" svg:y1="11.378cm" svg:x2="2.395cm" svg:y2="18.697cm">
          <text:p/>
        </draw:line>
        <draw:custom-shape draw:style-name="gr26" draw:text-style-name="P1" draw:layer="layout" svg:width="2.364cm" svg:height="0.948cm" draw:transform="skewX (-0.0010471975511966) rotate (1.57673044625168) translate (1.311cm 17.6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" draw:layer="layout" svg:width="0.591cm" svg:height="0.593cm" draw:transform="skewX (-0.00174532925199433) rotate (2.35828888529474) translate (1.249cm 16.9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1.297cm" svg:y1="16.125cm" svg:x2="1.668cm" svg:y2="16.48cm">
          <text:p/>
        </draw:line>
        <draw:line draw:style-name="gr10" draw:text-style-name="P3" draw:layer="layout" svg:x1="1.297cm" svg:y1="16.834cm" svg:x2="1.668cm" svg:y2="16.479cm">
          <text:p/>
        </draw:line>
        <draw:frame draw:style-name="gr28" draw:text-style-name="P4" draw:layer="layout" svg:width="0.509cm" svg:height="0.927cm" svg:x="1.654cm" svg:y="16.175cm">
          <draw:text-box>
            <text:p><text:span text:style-name="T1">+</text:span></text:p>
          </draw:text-box>
        </draw:frame>
        <draw:line draw:style-name="gr10" draw:text-style-name="P3" draw:layer="layout" svg:x1="0.796cm" svg:y1="15.693cm" svg:x2="1.298cm" svg:y2="15.693cm">
          <text:p/>
        </draw:line>
        <draw:line draw:style-name="gr10" draw:text-style-name="P3" draw:layer="layout" svg:x1="0.796cm" svg:y1="15.697cm" svg:x2="0.796cm" svg:y2="13.797cm">
          <text:p/>
        </draw:line>
        <draw:custom-shape draw:style-name="gr14" draw:text-style-name="P1" xml:id="id30" draw:id="id30" draw:layer="layout" svg:width="2.445cm" svg:height="0.7cm" draw:transform="rotate (1.5707963267949) translate (-5.498cm 15.0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xml:id="id28" draw:id="id28" draw:layer="layout" svg:width="0.676cm" svg:height="0.927cm" svg:x="-5.473cm" svg:y="13.16cm">
          <draw:text-box>
            <text:p><text:span text:style-name="T1">0</text:span></text:p>
          </draw:text-box>
        </draw:frame>
        <draw:frame draw:style-name="gr17" draw:text-style-name="P4" draw:layer="layout" svg:width="0.676cm" svg:height="0.927cm" svg:x="-5.473cm" svg:y="13.911cm">
          <draw:text-box>
            <text:p><text:span text:style-name="T1">1</text:span></text:p>
          </draw:text-box>
        </draw:frame>
        <draw:line draw:style-name="gr10" draw:text-style-name="P3" xml:id="id29" draw:id="id29" draw:layer="layout" svg:x1="2.259cm" svg:y1="16.594cm" svg:x2="3.197cm" svg:y2="16.594cm">
          <text:p/>
        </draw:line>
        <draw:connector draw:style-name="gr9" draw:text-style-name="P1" draw:layer="layout" draw:line-skew="0cm 4.177cm" svg:x1="-5.473cm" svg:y1="13.623cm" svg:x2="3.197cm" svg:y2="16.594cm" draw:start-shape="id28" draw:start-glue-point="3" draw:end-shape="id29" draw:end-glue-point="1" svg:d="M-5473 13623h-500v5894h9170v-2923" svg:viewBox="0 0 9171 5895">
          <text:p/>
        </draw:connector>
        <draw:custom-shape draw:style-name="gr30" draw:text-style-name="P1" draw:layer="layout" svg:width="2.245cm" svg:height="0.641cm" draw:transform="rotate (1.5707963267949) translate (-1.065cm 18.3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xml:id="id34" draw:id="id34" draw:layer="layout" svg:width="0.676cm" svg:height="0.927cm" svg:x="-1.071cm" svg:y="16.457cm">
          <draw:text-box>
            <text:p><text:span text:style-name="T1">0</text:span></text:p>
          </draw:text-box>
        </draw:frame>
        <draw:frame draw:style-name="gr17" draw:text-style-name="P4" draw:layer="layout" svg:width="0.676cm" svg:height="0.927cm" svg:x="-1.071cm" svg:y="17.209cm">
          <draw:text-box>
            <text:p><text:span text:style-name="T1">1</text:span></text:p>
          </draw:text-box>
        </draw:frame>
        <draw:line draw:style-name="gr10" draw:text-style-name="P3" draw:layer="layout" svg:x1="-0.395cm" svg:y1="17.241cm" svg:x2="1.307cm" svg:y2="17.241cm">
          <text:p/>
        </draw:line>
        <draw:line draw:style-name="gr10" draw:text-style-name="P3" draw:layer="layout" svg:x1="-1.096cm" svg:y1="16.694cm" svg:x2="-1.596cm" svg:y2="16.694cm">
          <text:p/>
        </draw:line>
        <draw:line draw:style-name="gr10" draw:text-style-name="P3" draw:layer="layout" svg:x1="-1.096cm" svg:y1="17.494cm" svg:x2="-1.596cm" svg:y2="17.494cm">
          <text:p/>
        </draw:line>
        <draw:frame draw:style-name="gr16" draw:text-style-name="P4" draw:layer="layout" svg:width="0.718cm" svg:height="0.927cm" svg:x="-2.313cm" svg:y="16.295cm">
          <draw:text-box>
            <text:p><text:span text:style-name="T1">1</text:span></text:p>
          </draw:text-box>
        </draw:frame>
        <draw:frame draw:style-name="gr22" draw:text-style-name="P4" draw:layer="layout" svg:width="0.718cm" svg:height="0.927cm" svg:x="-2.313cm" svg:y="17.176cm">
          <draw:text-box>
            <text:p><text:span text:style-name="T1">2</text:span></text:p>
          </draw:text-box>
        </draw:frame>
        <draw:custom-shape draw:style-name="gr18" draw:text-style-name="P1" xml:id="id38" draw:id="id38" draw:layer="layout" svg:width="3.386cm" svg:height="0.7cm" draw:transform="rotate (1.5707963267949) translate (-4.091cm 15.7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xml:id="id31" draw:id="id31" draw:layer="layout" svg:width="0.676cm" svg:height="0.927cm" svg:x="-4.087cm" svg:y="13.063cm">
          <draw:text-box>
            <text:p><text:span text:style-name="T1">0</text:span></text:p>
          </draw:text-box>
        </draw:frame>
        <draw:frame draw:style-name="gr16" draw:text-style-name="P4" xml:id="id32" draw:id="id32" draw:layer="layout" svg:width="0.676cm" svg:height="0.927cm" svg:x="-4.087cm" svg:y="13.629cm">
          <draw:text-box>
            <text:p><text:span text:style-name="T1">1</text:span></text:p>
          </draw:text-box>
        </draw:frame>
        <draw:frame draw:style-name="gr16" draw:text-style-name="P4" xml:id="id33" draw:id="id33" draw:layer="layout" svg:width="0.676cm" svg:height="0.927cm" svg:x="-4.087cm" svg:y="14.099cm">
          <draw:text-box>
            <text:p><text:span text:style-name="T1">2</text:span></text:p>
          </draw:text-box>
        </draw:frame>
        <draw:frame draw:style-name="gr16" draw:text-style-name="P4" draw:layer="layout" svg:width="0.676cm" svg:height="0.927cm" svg:x="-4.087cm" svg:y="14.665cm">
          <draw:text-box>
            <text:p><text:span text:style-name="T1">3</text:span></text:p>
          </draw:text-box>
        </draw:frame>
        <draw:line draw:style-name="gr10" draw:text-style-name="P3" draw:layer="layout" svg:x1="-3.712cm" svg:y1="12.086cm" svg:x2="-3.712cm" svg:y2="12.875cm">
          <text:p/>
        </draw:line>
        <draw:line draw:style-name="gr10" draw:text-style-name="P3" draw:layer="layout" svg:x1="-3.497cm" svg:y1="12.086cm" svg:x2="-3.847cm" svg:y2="12.612cm">
          <text:p/>
        </draw:line>
        <draw:frame draw:style-name="gr20" draw:text-style-name="P4" draw:layer="layout" svg:width="0.966cm" svg:height="0.927cm" svg:x="-3.761cm" svg:y="12cm">
          <draw:text-box>
            <text:p><text:span text:style-name="T1">2</text:span></text:p>
          </draw:text-box>
        </draw:frame>
        <draw:frame draw:style-name="gr20" draw:text-style-name="P4" draw:layer="layout" svg:width="0.966cm" svg:height="0.927cm" svg:x="-3.761cm" svg:y="12cm">
          <draw:text-box>
            <text:p><text:span text:style-name="T1">2</text:span></text:p>
          </draw:text-box>
        </draw:frame>
        <draw:connector draw:style-name="gr9" draw:text-style-name="P1" draw:layer="layout" svg:x1="-4.798cm" svg:y1="13.823cm" svg:x2="-4.087cm" svg:y2="13.526cm" draw:start-shape="id30" draw:start-glue-point="5" draw:end-shape="id31" draw:end-glue-point="3" svg:d="M-4798 13823h357v-297h354" svg:viewBox="0 0 712 298">
          <text:p/>
        </draw:connector>
        <draw:connector draw:style-name="gr9" draw:text-style-name="P1" draw:layer="layout" svg:x1="7.99cm" svg:y1="9.022cm" svg:x2="-4.087cm" svg:y2="14.092cm" draw:end-shape="id32" draw:end-glue-point="3" svg:d="M7990 9022h-12577v5070h500" svg:viewBox="0 0 12578 5071">
          <text:p/>
        </draw:connector>
        <draw:connector draw:style-name="gr9" draw:text-style-name="P1" draw:layer="layout" svg:x1="-4.087cm" svg:y1="14.562cm" svg:x2="8.747cm" svg:y2="18.396cm" draw:start-shape="id33" draw:start-glue-point="3" svg:d="M-4087 14562h-500v3834h13334" svg:viewBox="0 0 13335 3835">
          <text:p/>
        </draw:connector>
        <draw:custom-shape draw:style-name="gr31" draw:text-style-name="P2" xml:id="id35" draw:id="id35" draw:layer="layout" svg:width="1.552cm" svg:height="1.2cm" svg:x="-2.397cm" svg:y="14.794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-0.733cm" svg:y1="16.457cm" svg:x2="-0.845cm" svg:y2="15.394cm" draw:start-shape="id34" draw:start-glue-point="0" draw:end-shape="id35" draw:end-glue-point="1" svg:d="M-733 16457v-1063h-112" svg:viewBox="0 0 113 1064">
          <text:p/>
        </draw:connector>
        <draw:line draw:style-name="gr10" draw:text-style-name="P3" draw:layer="layout" svg:x1="-2.396cm" svg:y1="15.794cm" svg:x2="-2.996cm" svg:y2="15.794cm">
          <text:p/>
        </draw:line>
        <draw:frame draw:style-name="gr32" draw:text-style-name="P4" draw:layer="layout" svg:width="2.272cm" svg:height="1.349cm" svg:x="-4.2cm" svg:y="15.793cm">
          <draw:text-box>
            <text:p><text:span text:style-name="T1">PCIncCon</text:span></text:p>
          </draw:text-box>
        </draw:frame>
        <draw:custom-shape draw:style-name="gr33" draw:text-style-name="P2" draw:layer="layout" svg:width="1.601cm" svg:height="0.8cm" svg:x="24.797cm" svg:y="5.998cm">
          <text:p text:style-name="P1"><text:span text:style-name="T1">AND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3.594cm" svg:y1="7.094cm" svg:x2="23.594cm" svg:y2="6.594cm">
          <text:p/>
        </draw:line>
        <draw:line draw:style-name="gr10" draw:text-style-name="P3" draw:layer="layout" svg:x1="23.594cm" svg:y1="6.594cm" svg:x2="24.794cm" svg:y2="6.594cm">
          <text:p/>
        </draw:line>
        <draw:frame draw:style-name="gr34" draw:text-style-name="P4" draw:layer="layout" svg:width="1.799cm" svg:height="1.349cm" svg:x="22.595cm" svg:y="5.592cm">
          <draw:text-box>
            <text:p><text:span text:style-name="T1">Branch</text:span></text:p>
          </draw:text-box>
        </draw:frame>
        <draw:line draw:style-name="gr10" draw:text-style-name="P3" draw:layer="layout" svg:x1="24.795cm" svg:y1="6.194cm" svg:x2="23.395cm" svg:y2="6.194cm">
          <text:p/>
        </draw:line>
        <draw:line draw:style-name="gr10" draw:text-style-name="P3" xml:id="id37" draw:id="id37" draw:layer="layout" svg:x1="-2.399cm" svg:y1="15.194cm" svg:x2="-2.799cm" svg:y2="15.194cm">
          <text:p/>
        </draw:line>
        <draw:line draw:style-name="gr10" draw:text-style-name="P3" xml:id="id36" draw:id="id36" draw:layer="layout" svg:x1="26.394cm" svg:y1="6.394cm" svg:x2="26.994cm" svg:y2="6.394cm">
          <text:p/>
        </draw:line>
        <draw:connector draw:style-name="gr9" draw:text-style-name="P1" draw:layer="layout" draw:line-skew="-6.4cm" svg:x1="26.994cm" svg:y1="6.394cm" svg:x2="-2.799cm" svg:y2="15.194cm" draw:start-shape="id36" draw:start-glue-point="1" draw:end-shape="id37" draw:end-glue-point="3" svg:d="M26994 6394v-2000h-29793v10800" svg:viewBox="0 0 29794 10801">
          <text:p/>
        </draw:connector>
        <draw:connector draw:style-name="gr9" draw:text-style-name="P1" draw:layer="layout" svg:x1="-3.391cm" svg:y1="14.102cm" svg:x2="-0.794cm" svg:y2="13.722cm" draw:start-shape="id38" draw:start-glue-point="5" draw:end-shape="id39" draw:end-glue-point="3" svg:d="M-3391 14102h1299v-380h1298" svg:viewBox="0 0 2598 381">
          <text:p/>
        </draw:connector>
        <draw:frame draw:style-name="gr35" draw:text-style-name="P4" draw:layer="layout" svg:width="1.751cm" svg:height="1.349cm" svg:x="-4.587cm" svg:y="11.319cm">
          <draw:text-box>
            <text:p><text:span text:style-name="T1">PCCon</text:span></text:p>
          </draw:text-box>
        </draw:frame>
        <draw:line draw:style-name="gr10" draw:text-style-name="P3" draw:layer="layout" svg:x1="-0.304cm" svg:y1="12.583cm" svg:x2="-0.304cm" svg:y2="13.1cm">
          <text:p/>
        </draw:line>
        <draw:frame draw:style-name="gr13" draw:text-style-name="P4" draw:layer="layout" svg:width="1.374cm" svg:height="1.775cm" svg:x="-0.867cm" svg:y="12.115cm">
          <draw:text-box>
            <text:p><text:span text:style-name="T1">CLK</text:span></text:p>
          </draw:text-box>
        </draw:frame>
        <draw:custom-shape draw:style-name="gr26" draw:text-style-name="P1" draw:layer="layout" svg:width="2.364cm" svg:height="0.948cm" draw:transform="skewX (-0.0010471975511966) rotate (1.57673044625168) translate (4.951cm 20.7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" draw:layer="layout" svg:width="0.591cm" svg:height="0.593cm" draw:transform="skewX (-0.00174532925199433) rotate (2.35828888529474) translate (4.889cm 19.8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layout" svg:x1="4.936cm" svg:y1="19.025cm" svg:x2="5.307cm" svg:y2="19.38cm">
          <text:p/>
        </draw:line>
        <draw:line draw:style-name="gr10" draw:text-style-name="P3" draw:layer="layout" svg:x1="4.936cm" svg:y1="19.736cm" svg:x2="5.307cm" svg:y2="19.381cm">
          <text:p/>
        </draw:line>
        <draw:frame draw:style-name="gr28" draw:text-style-name="P4" xml:id="id41" draw:id="id41" draw:layer="layout" svg:width="0.509cm" svg:height="0.927cm" svg:x="5.293cm" svg:y="19.075cm">
          <draw:text-box>
            <text:p><text:span text:style-name="T1">+</text:span></text:p>
          </draw:text-box>
        </draw:frame>
        <draw:line draw:style-name="gr10" draw:text-style-name="P3" draw:layer="layout" svg:x1="2.395cm" svg:y1="18.697cm" svg:x2="4.936cm" svg:y2="18.697cm">
          <text:p/>
        </draw:line>
        <draw:connector draw:style-name="gr9" draw:text-style-name="P1" draw:layer="layout" draw:line-skew="4.947cm" svg:x1="17.096cm" svg:y1="16.12cm" svg:x2="5.802cm" svg:y2="19.538cm" draw:start-shape="id40" draw:start-glue-point="3" draw:end-shape="id41" draw:end-glue-point="1" svg:d="M17096 16120h-700v3418h-10594" svg:viewBox="0 0 11295 3419">
          <text:p/>
        </draw:connector>
        <draw:frame draw:style-name="gr22" draw:text-style-name="P4" draw:layer="layout" svg:width="0.718cm" svg:height="0.927cm" svg:x="3.797cm" svg:y="19.913cm">
          <draw:text-box>
            <text:p><text:span text:style-name="T1">1</text:span></text:p>
          </draw:text-box>
        </draw:frame>
        <draw:line draw:style-name="gr10" draw:text-style-name="P3" draw:layer="layout" svg:x1="4.936cm" svg:y1="20.194cm" svg:x2="4.396cm" svg:y2="20.194cm">
          <text:p/>
        </draw:line>
        <draw:connector draw:style-name="gr9" draw:text-style-name="P1" draw:layer="layout" draw:line-skew="-5.1cm" svg:x1="26.394cm" svg:y1="6.394cm" svg:x2="-5.147cm" svg:y2="12.906cm" draw:start-shape="id36" draw:start-glue-point="3" draw:end-shape="id30" draw:end-glue-point="4" svg:d="M26394 6394v-1997h-31541v8509" svg:viewBox="0 0 31542 8510">
          <text:p/>
        </draw:connector>
        <draw:line draw:style-name="gr10" draw:text-style-name="P3" draw:layer="layout" svg:x1="8.207cm" svg:y1="13.779cm" svg:x2="8.207cm" svg:y2="3.595cm">
          <text:p/>
        </draw:line>
        <draw:frame draw:style-name="gr36" draw:text-style-name="P4" draw:layer="layout" svg:width="1.476cm" svg:height="1.349cm" svg:x="8.196cm" svg:y="3.393cm">
          <draw:text-box>
            <text:p><text:span text:style-name="T1">15:10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Κανονικά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Κανονικά" style:font-family-generic="swiss" style:font-pitch="variable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4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2cm" svg:height="3.508cm" svg:x="1.4cm" svg:y="0.829cm" presentation:class="title" presentation:placeholder="true">
        <draw:text-box/>
      </draw:frame>
      <draw:frame presentation:style-name="Default-outline1" draw:layer="backgroundobjects" svg:width="25.2cm" svg:height="12.18cm" svg:x="1.4cm" svg:y="4.908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7cm" svg:x="9.5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cm" svg:y="19.1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8:25:49.965390198</meta:creation-date>
    <dc:date>2019-11-04T10:46:26.932224356</dc:date>
    <meta:editing-duration>PT11M11S</meta:editing-duration>
    <meta:editing-cycles>2</meta:editing-cycles>
    <meta:generator>LibreOffice/6.0.7.3$Linux_X86_64 LibreOffice_project/00m0$Build-3</meta:generator>
    <meta:document-statistic meta:object-count="192"/>
  </office:meta>
</office:document-meta>
</file>